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60.21pt"/>
    </style:style>
    <style:style style:name="co11" style:family="table-column">
      <style:table-column-properties fo:break-before="auto" style:column-width="60.94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43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40.1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126.6pt"/>
    </style:style>
    <style:style style:name="co20" style:family="table-column">
      <style:table-column-properties fo:break-before="auto" style:column-width="284.06pt"/>
    </style:style>
    <style:style style:name="co21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6" table:number-columns-repeated="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6"/>
        <table:table-column table:style-name="co21" table:number-columns-repeated="2" table:default-cell-style-name="ce6"/>
        <table:table-column table:style-name="co7" table:number-columns-repeated="98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sediment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3" table:number-rows-spanned="1">
            <text:p>microphysic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86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flux scheme</text:p>
          </table:table-cell>
          <table:table-cell table:style-name="ce1" office:value-type="string" calcext:value-type="string">
            <text:p>substeps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2" table:style-name="ce1"/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in evaporation</text:p>
          </table:table-cell>
          <table:table-cell table:style-name="ce1" office:value-type="string" calcext:value-type="string">
            <text:p>sedimentation</text:p>
          </table:table-cell>
          <table:covered-table-cell table:style-name="ce3"/>
          <table:table-cell table:style-name="ce4"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05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1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2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4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8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ray0005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ray0005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2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1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2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1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2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1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8km_long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12*60*60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2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12*60*60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2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1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_05_2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4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8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05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4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4km_relaxed_bis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8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2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1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05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upwind_moist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12*60*60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euler_centere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euler_centered_no_dampin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leapfrog_no_dampin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leapfrog_bis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2_leapfrog_t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leapfrog_t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2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leapfrog_t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moist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upwind_newinterfac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upwind_newinterfac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maccormack_animation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no_rai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no_rai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no_rai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leapfrog_referenc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maccormack_second_ord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evapo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evapor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mwc_model_check_leapfrog_nonconservativ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nconservative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mwc_model_check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mwc_model_check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mwc_model_check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kessler_wrf_first_order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first_order_sediment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evapo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evapor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kessler_wrf, a = 0.001, k1 = 0.0001, k2 = 2.2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slow_tendency_kessler_wrf, a = 0.001, k1 = 0.0001, k2 = 2.2 + kessler_wrf_saturation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slow_tendency_kessler_wrf, a = 0.001, k1 = 0.0001, k2 = 2.2 + kessler_wrf_saturati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sedimentation_evapo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slow_tendency_kessler_wrf, a = 0.001, k1 = 0.0001, k2 = 2.2 + kessler_wrf_saturation</text:p>
          </table:table-cell>
          <table:table-cell table:number-columns-repeated="2" table:style-name="ce5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 table:number-rows-repeated="14">
          <table:table-cell table:style-name="ce2" table:number-columns-repeated="37"/>
          <table:table-cell table:number-columns-repeated="987"/>
        </table:table-row>
        <table:table-row table:style-name="ro1" table:number-rows-repeated="20">
          <table:table-cell table:number-columns-repeated="32"/>
          <table:table-cell table:style-name="ce2" table:number-columns-repeated="5"/>
          <table:table-cell table:number-columns-repeated="987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G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09:01:39.423499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4-25T16:58:18.814182978</dc:date>
    <meta:editing-duration>P4DT10H56M37S</meta:editing-duration>
    <meta:editing-cycles>26</meta:editing-cycles>
    <meta:generator>LibreOffice/5.1.6.2$Linux_X86_64 LibreOffice_project/10m0$Build-2</meta:generator>
    <meta:document-statistic meta:table-count="1" meta:cell-count="3070" meta:object-count="0"/>
  </office:meta>
</office:document-meta>
</file>